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DC000002D2E758DA8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8.816cm" svg:height="4.242cm" svg:x="0.014cm" svg:y="0.734cm">
          <draw:image xlink:href="Pictures/10000201000005DC000002D2E758DA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03cm" fo:page-width="8.82cm" fo:page-height="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creation-date>2007-07-31T13:55:31</meta:creation-date>
    <dc:date>2014-08-08T09:35:47.509410000</dc:date>
    <dc:language>de-DE</dc:language>
    <meta:editing-cycles>9</meta:editing-cycles>
    <meta:editing-duration>PT49M3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